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>
      <style:text-properties style:text-underline-style="none"/>
    </style:style>
    <style:style style:name="ce7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2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table:number-columns-repeated="8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3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6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7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3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7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3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7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7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7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7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3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27/04/2020</text:date>, <text:time>22:2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4-27T22:21:29.85</dc:date>
    <dc:creator>P S</dc:creator>
    <meta:editing-duration>PT2H1M31S</meta:editing-duration>
    <meta:editing-cycles>5</meta:editing-cycles>
    <meta:generator>OpenOffice/4.1.6$Win32 OpenOffice.org_project/416m1$Build-9790</meta:generator>
    <meta:document-statistic meta:table-count="3" meta:cell-count="390" meta:object-count="0"/>
  </office:meta>
</office:document-meta>
</file>